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b2f51" officeooo:paragraph-rsid="001b2f51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b2f51" officeooo:paragraph-rsid="001b2f51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b2f51" officeooo:paragraph-rsid="001cb80a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cb80a" officeooo:paragraph-rsid="001cb80a" style:font-size-asian="14pt" style:font-weight-asian="bold" style:font-size-complex="16pt" style:font-weight-complex="bold"/>
    </style:style>
    <style:style style:name="T1" style:family="text">
      <style:text-properties officeooo:rsid="001cb80a"/>
    </style:style>
    <style:style style:name="T2" style:family="text">
      <style:text-properties officeooo:rsid="001db3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d Drags Racing Schedule</text:p>
      <text:p text:style-name="P1"/>
      <text:p text:style-name="P2">Opening Benson<text:tab/>Arena Rodeo Grounds<text:tab/> <text:s/>06/05/2021<text:tab/> <text:s text:c="2"/>06:00pm <text:s/></text:p>
      <text:p text:style-name="P2"/>
      <text:p text:style-name="P2">Douglas Round 1<text:tab/>Rodeo Grounds<text:tab/><text:tab/> <text:s/>06/12/2021<text:tab/> <text:s text:c="2"/>06:00pm</text:p>
      <text:p text:style-name="P2"/>
      <text:p text:style-name="P4">Bowie Round 2<text:tab/><text:tab/>Sands Dunes<text:tab/><text:tab/><text:tab/> <text:s/>06/19/2021<text:tab/> <text:s text:c="2"/>06:00pm</text:p>
      <text:p text:style-name="P4"/>
      <text:p text:style-name="P4">Sonoita Round 3<text:tab/>Rodeo Grounds<text:tab/><text:tab/> <text:s/>06/26/2021<text:tab/> <text:s text:c="2"/>06:00pm</text:p>
      <text:p text:style-name="P4"/>
      <text:p text:style-name="P4">Patagonia Round 4<text:tab/>Rodeo Grounds<text:tab/><text:tab/> <text:s/>07/03/2021<text:tab/> <text:s text:c="2"/>06:00pm</text:p>
      <text:p text:style-name="P4"/>
      <text:p text:style-name="P4">Willcox <text:s/>Round 5<text:tab/>Rodeo Grounds<text:tab/><text:tab/> <text:s/>07/10/2021<text:tab/> <text:s text:c="2"/>06:00pm</text:p>
      <text:p text:style-name="P4"/>
      <text:p text:style-name="P4">Benson Round 6<text:tab/>Arena Rodeo Grounds<text:tab/> <text:s/>07/17/2021<text:tab/> <text:s text:c="2"/>06:00pm</text:p>
      <text:p text:style-name="P4"/>
      <text:p text:style-name="P3">Douglas Round <text:span text:style-name="T1">7</text:span><text:tab/>Rodeo Grounds<text:tab/><text:tab/> <text:s/>0<text:span text:style-name="T1">7/24</text:span>/2021<text:tab/> <text:s text:c="2"/>06:00pm</text:p>
      <text:p text:style-name="P3"/>
      <text:p text:style-name="P4">Bowie Round 8<text:tab/><text:tab/>Sands Dunes<text:tab/><text:tab/><text:tab/> <text:s/>07/31/2021<text:tab/> <text:s text:c="2"/>06:00pm</text:p>
      <text:p text:style-name="P4"/>
      <text:p text:style-name="P4">Sonoita Round 9<text:tab/>Rodeo Grounds<text:tab/><text:tab/> <text:s/>08/07/2021<text:tab/> <text:s text:c="2"/>06:00pm</text:p>
      <text:p text:style-name="P4"/>
      <text:p text:style-name="P4">Patagonia Round 10<text:tab/>Rodeo Grounds<text:tab/><text:tab/> <text:s/>08/14/2021<text:tab/> <text:s text:c="2"/>06:00pm</text:p>
      <text:p text:style-name="P4"/>
      <text:p text:style-name="P4">Willcox <text:s/>Round 11<text:tab/>Rodeo Grounds<text:tab/><text:tab/> <text:s/>08/21/2021<text:tab/> <text:s text:c="2"/>06:00pm</text:p>
      <text:p text:style-name="P4"/>
      <text:p text:style-name="P4">Benson Round 12<text:tab/>Arena Rodeo Grounds<text:tab/> <text:s/>0<text:span text:style-name="T2">8/28</text:span>/2021<text:tab/> <text:s text:c="2"/>06:00pm</text:p>
      <text:p text:style-name="P4"/>
      <text:p text:style-name="P3">Douglas Round <text:span text:style-name="T2">13</text:span><text:tab/>Rodeo Grounds<text:tab/><text:tab/> <text:s/>0<text:span text:style-name="T2">9/04</text:span>/2021<text:tab/> <text:s text:c="2"/>06:00pm</text:p>
      <text:p text:style-name="P3"/>
      <text:p text:style-name="P4">Bowie <text:span text:style-name="T2">Semi Finals</text:span><text:tab/>Sands Dunes<text:tab/><text:tab/><text:tab/> <text:s/>0<text:span text:style-name="T2">9/11</text:span>/2021<text:tab/> <text:s text:c="2"/>06:00pm</text:p>
      <text:p text:style-name="P4"/>
      <text:p text:style-name="P4">Sonoita <text:span text:style-name="T2">Finals<text:tab/></text:span><text:tab/>Rodeo Grounds<text:tab/><text:tab/> <text:s/>0<text:span text:style-name="T2">9/18</text:span>/2021<text:tab/> <text:s text:c="2"/>06:00pm</text:p>
      <text:p text:style-name="P4"/>
      <text:p text:style-name="P4"><text:span text:style-name="T2">Closing Benson </text:span><text:tab/><text:span text:style-name="T2">Arena </text:span>Rodeo Grounds <text:s text:c="7"/>0<text:span text:style-name="T2">9/25</text:span>/2021<text:tab/> <text:s text:c="2"/>06:00pm</text:p>
      <text:p text:style-name="P4"/>
      <text:p text:style-name="P4"><text:soft-page-break/><text:tab/></text:p>
      <text:p text:style-name="P1"/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12:56:51.207000000</meta:creation-date>
    <dc:date>2020-12-29T13:21:08.699000000</dc:date>
    <meta:editing-duration>PT3M47S</meta:editing-duration>
    <meta:editing-cycles>1</meta:editing-cycles>
    <meta:document-statistic meta:table-count="0" meta:image-count="0" meta:object-count="0" meta:page-count="2" meta:paragraph-count="20" meta:word-count="124" meta:character-count="977" meta:non-whitespace-character-count="754"/>
    <meta:generator>LibreOffice/6.2.8.2$Windows_X86_64 LibreOffice_project/f82ddfca21ebc1e222a662a32b25c0c9d20169ee</meta:generator>
  </office:meta>
</office:document-meta>
</file>